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7000000F4D492EB710244ACB8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9.94mm" fo:margin-left="0mm" fo:margin-top="0mm" fo:margin-bottom="0mm" table:align="left" style:writing-mode="lr-tb"/>
    </style:style>
    <style:style style:name="Table1.A" style:family="table-column">
      <style:table-column-properties style:column-width="9.56mm"/>
    </style:style>
    <style:style style:name="Table1.B" style:family="table-column">
      <style:table-column-properties style:column-width="32.31mm"/>
    </style:style>
    <style:style style:name="Table1.C" style:family="table-column">
      <style:table-column-properties style:column-width="62.48mm"/>
    </style:style>
    <style:style style:name="Table1.D" style:family="table-column">
      <style:table-column-properties style:column-width="18.13mm"/>
    </style:style>
    <style:style style:name="Table1.E" style:family="table-column">
      <style:table-column-properties style:column-width="28.56mm"/>
    </style:style>
    <style:style style:name="Table1.F" style:family="table-column">
      <style:table-column-properties style:column-width="41.26mm"/>
    </style:style>
    <style:style style:name="Table1.G" style:family="table-column">
      <style:table-column-properties style:column-width="67.65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/>
    </style:style>
    <style:style style:name="Table1.2" style:family="table-row">
      <style:table-row-properties style:min-row-height="5.01mm" fo:keep-together="auto"/>
    </style:style>
    <style:style style:name="Table2" style:family="table">
      <style:table-properties style:width="270.05mm" fo:margin-top="0mm" fo:margin-bottom="0mm" table:align="center" style:writing-mode="lr-tb"/>
    </style:style>
    <style:style style:name="Table2.A" style:family="table-column">
      <style:table-column-properties style:column-width="61.95mm"/>
    </style:style>
    <style:style style:name="Table2.B" style:family="table-column">
      <style:table-column-properties style:column-width="4.9mm"/>
    </style:style>
    <style:style style:name="Table2.C" style:family="table-column">
      <style:table-column-properties style:column-width="55.83mm"/>
    </style:style>
    <style:style style:name="Table2.D" style:family="table-column">
      <style:table-column-properties style:column-width="5.77mm"/>
    </style:style>
    <style:style style:name="Table2.E" style:family="table-column">
      <style:table-column-properties style:column-width="64.66mm"/>
    </style:style>
    <style:style style:name="Table2.F" style:family="table-column">
      <style:table-column-properties style:column-width="6.01mm"/>
    </style:style>
    <style:style style:name="Table2.G" style:family="table-column">
      <style:table-column-properties style:column-width="70.93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Standard">
      <style:text-properties officeooo:paragraph-rsid="000b7416"/>
    </style:style>
    <style:style style:name="P8" style:family="paragraph" style:parent-style-name="Standard">
      <style:paragraph-properties fo:margin-top="1.76mm" fo:margin-bottom="0mm" loext:contextual-spacing="false" fo:text-align="center" style:justify-single-word="false"/>
    </style:style>
    <style:style style:name="P9" style:family="paragraph" style:parent-style-name="Standard">
      <style:paragraph-properties fo:margin-top="1.76mm" fo:margin-bottom="0mm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top="2.12mm" fo:margin-bottom="2.12mm" loext:contextual-spacing="false"/>
    </style:style>
    <style:style style:name="P11" style:family="paragraph" style:parent-style-name="Standard">
      <style:paragraph-properties fo:margin-top="2.12mm" fo:margin-bottom="2.12mm" loext:contextual-spacing="false" fo:text-align="center" style:justify-single-word="false"/>
    </style:style>
    <style:style style:name="P12" style:family="paragraph" style:parent-style-name="Standard">
      <style:paragraph-properties fo:margin-top="2.12mm" fo:margin-bottom="2.12mm" loext:contextual-spacing="false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2.12mm" fo:margin-bottom="2.12mm" loext:contextual-spacing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mm" fo:margin-bottom="10.58mm" loext:contextual-spacing="false"/>
      <style:text-properties fo:font-size="10pt" style:font-size-asian="10pt" style:font-size-complex="10pt"/>
    </style:style>
    <style:style style:name="P15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line-through-style="solid" style:text-line-through-type="single" fo:font-weight="bold" style:font-weight-asian="bold"/>
    </style:style>
    <style:style style:name="T4" style:family="text">
      <style:text-properties style:text-position="super 58%" fo:font-weight="bold" style:font-weight-asian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12pt" officeooo:rsid="000b7416" fo:background-color="#ffff00" loext:char-shading-value="0" style:font-name-asian="Times New Roman1" style:font-size-asian="12pt" style:font-size-complex="12pt"/>
    </style:style>
    <style:style style:name="T8" style:family="text">
      <style:text-properties style:font-name="Times New Roman" fo:font-size="14pt" fo:font-weight="bold" officeooo:rsid="000f3af8" style:font-name-asian="Times New Roman1" style:font-size-asian="14pt" style:font-weight-asian="bold" style:font-size-complex="14pt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f3af8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officeooo:rsid="000f3af8" style:font-size-asian="14pt" style:font-weight-asian="bold" style:font-size-complex="14pt"/>
    </style:style>
    <style:style style:name="fr1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ieczęć jednostki organizacyjnej </text:p>
      <text:p text:style-name="P1"><text:span text:style-name="T11">Wniosek nr IMiF/<text:tab/> <text:s text:c="4"/>/20</text:span><text:span text:style-name="T8">20</text:span></text:p>
      <text:p text:style-name="P1"><text:span text:style-name="T2">o realizację </text:span><text:span text:style-name="T3">dostawy</text:span><text:span text:style-name="T2">/usługi/</text:span><text:span text:style-name="T3">robót budowlanych</text:span><text:span text:style-name="T4">*)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Lp.</text:p>
          </table:table-cell>
          <table:table-cell table:style-name="Table1.A1" office:value-type="string">
            <text:p text:style-name="P9">Kod CPV</text:p>
          </table:table-cell>
          <table:table-cell table:style-name="Table1.A1" office:value-type="string">
            <text:p text:style-name="P9">Przedmiot wniosku</text:p>
          </table:table-cell>
          <table:table-cell table:style-name="Table1.A1" office:value-type="string">
            <text:p text:style-name="P9">Liczba</text:p>
          </table:table-cell>
          <table:table-cell table:style-name="Table1.A1" office:value-type="string">
            <text:p text:style-name="P8"><text:span text:style-name="T5">Cena netto zł<text:line-break/></text:span><text:span text:style-name="T6">(sumarycznie)</text:span></text:p>
          </table:table-cell>
          <table:table-cell table:style-name="Table1.A1" office:value-type="string">
            <text:p text:style-name="P5">Źródło finansowania</text:p>
            <text:p text:style-name="P5">numer projektu</text:p>
          </table:table-cell>
          <table:table-cell table:style-name="Table1.A1" office:value-type="string">
            <text:p text:style-name="P5">Realizacja</text:p>
            <text:p text:style-name="P5">(nr faktury, data)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2">98100000-4</text:p>
          </table:table-cell>
          <table:table-cell table:style-name="Table1.A1" office:value-type="string">
            <text:p text:style-name="P13">Usługi organizacji członkowskich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P7">Przedmiot wniosku – poz. <text:span text:style-name="T7">1</text:span> – <text:s/>będzie wykorzystywany wyłącznie do prac naukowo badawczych zgodnie z umową nr <text:span text:style-name="T9">TEAM TECH/2016-1/4</text:span> z dnia <text:span text:style-name="T9">28.10.2016</text:span> r. podpisaną przez <text:span text:style-name="T9">prof. M. Kujawińską i Politechnikę Warszawską z Fundacją na rzecz Nauki Polskiej</text:span>.</text:p>
      <text:p text:style-name="Standard"><text:bookmark text:name="_GoBack"/></text:p>
      <text:p text:style-name="P14">Potwierdzam dysponowanie przez wnioskodawcę<text:line-break/>środkami finansowymi na realizację ww. zadań 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……………………………………...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….…………………………………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…………………………………………….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6">Data i podpis Pełnomocnika Kwestor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Data i podpis osoby wnioskującej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Data i podpis Kierownika projektu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Data i podpis Kierownika jednostki organizacyjnej </text:p>
          </table:table-cell>
        </table:table-row>
      </table:table>
      <text:p text:style-name="P2"/>
      <text:p text:style-name="P4">Pozycje …………………… nie podlegają ustawie Prawo zamówień publicznych (art. 4. p. 8)</text:p>
      <text:p text:style-name="P4">Dla pozycji …………………….. należy zastosować zapisy Zarządzenia Dziekana nr 8/2014</text:p>
      <text:p text:style-name="P4">Dla pozycji …………………….. należy zastosować zapisy Zarządzenia Dziekana nr 03/2016</text:p>
      <text:p text:style-name="P4">Realizacja umowy – pozycje …………………… – zgodnie z postanowieniami Zarządzenia Dziekana nr 1/2014</text:p>
      <text:p text:style-name="P4">Dla pozycji …………………….. należy zastosować przetarg nieograniczony</text:p>
      <text:p text:style-name="P4">Dla pozycji …………………….. należy zastosować tryb ……………………………………</text:p>
      <text:p text:style-name="Standard"><text:tab/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P2">*) niepotrzebne skreślić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4.94mm" fo:margin-bottom="4.94m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l" style:country-asian="PL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y" style:family="text" style:parent-style-name="Default_20_Paragraph_20_Font"/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7mm" fo:page-height="210.01mm" style:num-format="1" style:print-orientation="landscape" fo:margin-top="15.01mm" fo:margin-bottom="25.06mm" fo:margin-left="15.01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.01mm" fo:margin-left="0mm" fo:margin-right="0mm" fo:margin-top="0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Obraz 10" text:anchor-type="char" svg:y="-0.44mm" svg:width="227.19mm" svg:height="30mm" draw:z-index="0"><draw:image xlink:href="Pictures/1000000000000737000000F4D492EB710244ACB8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P</meta:initial-creator>
    <meta:editing-cycles>9</meta:editing-cycles>
    <meta:print-date>2015-10-12T12:11:00</meta:print-date>
    <meta:creation-date>2019-02-28T11:18:00</meta:creation-date>
    <dc:date>2020-04-23T10:53:20.282043400</dc:date>
    <meta:editing-duration>PT6M6S</meta:editing-duration>
    <meta:generator>LibreOffice/6.4.3.2$Linux_X86_64 LibreOffice_project/40$Build-2</meta:generator>
    <dc:creator>Wojciech Krauze</dc:creator>
    <meta:document-statistic meta:table-count="2" meta:image-count="1" meta:object-count="0" meta:page-count="1" meta:paragraph-count="34" meta:word-count="173" meta:character-count="1430" meta:non-whitespace-character-count="122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